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E0000000E8872E9AF3F336541.gif" manifest:media-type="image/gif"/>
  <manifest:file-entry manifest:full-path="Pictures/100002000000002200000022C7262C24D5110E7E.gif" manifest:media-type="image/gif"/>
  <manifest:file-entry manifest:full-path="Pictures/100002000000000E0000000E2B119112E1FFF186.gif" manifest:media-type="image/gif"/>
  <manifest:file-entry manifest:full-path="Pictures/100002000000002200000022BA1AB7A30B951B2C.gif" manifest:media-type="image/gi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0813in"/>
    </style:style>
    <style:style style:name="Table1.B" style:family="table-column">
      <style:table-column-properties style:column-width="5.8438in"/>
    </style:style>
    <style:style style:name="Table1.A1" style:family="table-cell">
      <style:table-cell-properties fo:background-color="transparent" fo:padding-left="0in" fo:padding-right="0in" fo:padding-top="0.0208in" fo:padding-bottom="0in" fo:border-left="none" fo:border-right="none" fo:border-top="0.05pt dotted #cccccc" fo:border-bottom="none">
        <style:background-image/>
      </style:table-cell-properties>
    </style:style>
    <style:style style:name="Table2" style:family="table">
      <style:table-properties style:width="6.925in" style:rel-width="100%" table:align="left"/>
    </style:style>
    <style:style style:name="Table2.A" style:family="table-column">
      <style:table-column-properties style:column-width="0.55in" style:rel-column-width="5205*"/>
    </style:style>
    <style:style style:name="Table2.B" style:family="table-column">
      <style:table-column-properties style:column-width="6.2951in" style:rel-column-width="59571*"/>
    </style:style>
    <style:style style:name="Table2.C" style:family="table-column">
      <style:table-column-properties style:column-width="0.0799in" style:rel-column-width="757*"/>
    </style:style>
    <style:style style:name="Table2.A1" style:family="table-cell">
      <style:table-cell-properties style:vertical-align="middle"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C2" style:family="table-cell">
      <style:table-cell-properties fo:padding="0.0208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C3" style:family="table-cell">
      <style:table-cell-properties fo:padding="0.0208in" fo:border="none"/>
    </style:style>
    <style:style style:name="Table3" style:family="table">
      <style:table-properties style:width="4.4882in" table:align="left"/>
    </style:style>
    <style:style style:name="Table3.A" style:family="table-column">
      <style:table-column-properties style:column-width="1.2146in"/>
    </style:style>
    <style:style style:name="Table3.B" style:family="table-column">
      <style:table-column-properties style:column-width="3.2736in"/>
    </style:style>
    <style:style style:name="Table3.A1" style:family="table-cell">
      <style:table-cell-properties fo:padding="0in" fo:border="none"/>
    </style:style>
    <style:style style:name="Table3.A3" style:family="table-cell">
      <style:table-cell-properties style:vertical-align="middle" fo:padding="0in" fo:border="none"/>
    </style:style>
    <style:style style:name="Table4" style:family="table">
      <style:table-properties style:width="6.925in" style:rel-width="100%" table:align="left"/>
    </style:style>
    <style:style style:name="Table4.A" style:family="table-column">
      <style:table-column-properties style:column-width="0.3958in" style:rel-column-width="3745*"/>
    </style:style>
    <style:style style:name="Table4.B" style:family="table-column">
      <style:table-column-properties style:column-width="6.4715in" style:rel-column-width="61243*"/>
    </style:style>
    <style:style style:name="Table4.C" style:family="table-column">
      <style:table-column-properties style:column-width="0.0576in" style:rel-column-width="547*"/>
    </style:style>
    <style:style style:name="Table4.A1" style:family="table-cell">
      <style:table-cell-properties style:vertical-align="middle" fo:padding="0in" fo:border="none"/>
    </style:style>
    <style:style style:name="Table4.A2" style:family="table-cell">
      <style:table-cell-properties fo:padding="0in" fo:border="none"/>
    </style:style>
    <style:style style:name="Table4.B2" style:family="table-cell">
      <style:table-cell-properties fo:padding="0in" fo:border="none"/>
    </style:style>
    <style:style style:name="Table4.C2" style:family="table-cell">
      <style:table-cell-properties fo:padding="0.0208in" fo:border="none"/>
    </style:style>
    <style:style style:name="Table4.A3" style:family="table-cell">
      <style:table-cell-properties fo:padding="0in" fo:border="none"/>
    </style:style>
    <style:style style:name="Table4.B3" style:family="table-cell">
      <style:table-cell-properties fo:padding="0in" fo:border="none"/>
    </style:style>
    <style:style style:name="Table4.C3" style:family="table-cell">
      <style:table-cell-properties fo:padding="0.0208in" fo:border="none"/>
    </style:style>
    <style:style style:name="Table5" style:family="table">
      <style:table-properties style:width="6.4715in" table:align="left"/>
    </style:style>
    <style:style style:name="Table5.A" style:family="table-column">
      <style:table-column-properties style:column-width="1.2083in"/>
    </style:style>
    <style:style style:name="Table5.B" style:family="table-column">
      <style:table-column-properties style:column-width="5.2632in"/>
    </style:style>
    <style:style style:name="Table5.A1" style:family="table-cell">
      <style:table-cell-properties fo:padding="0in" fo:border="none"/>
    </style:style>
    <style:style style:name="Table5.A3" style:family="table-cell">
      <style:table-cell-properties style:vertical-align="middle" fo:padding="0in" fo:border="none"/>
    </style:style>
    <style:style style:name="Table6" style:family="table">
      <style:table-properties style:width="6.925in" style:rel-width="100%" table:align="left"/>
    </style:style>
    <style:style style:name="Table6.A" style:family="table-column">
      <style:table-column-properties style:column-width="0.3958in" style:rel-column-width="3745*"/>
    </style:style>
    <style:style style:name="Table6.B" style:family="table-column">
      <style:table-column-properties style:column-width="6.4715in" style:rel-column-width="61243*"/>
    </style:style>
    <style:style style:name="Table6.C" style:family="table-column">
      <style:table-column-properties style:column-width="0.0576in" style:rel-column-width="547*"/>
    </style:style>
    <style:style style:name="Table6.A1" style:family="table-cell">
      <style:table-cell-properties style:vertical-align="middle" fo:padding="0in" fo:border="none"/>
    </style:style>
    <style:style style:name="Table6.A2" style:family="table-cell">
      <style:table-cell-properties fo:padding="0in" fo:border="none"/>
    </style:style>
    <style:style style:name="Table6.B2" style:family="table-cell">
      <style:table-cell-properties fo:padding="0in" fo:border="none"/>
    </style:style>
    <style:style style:name="Table6.C2" style:family="table-cell">
      <style:table-cell-properties fo:padding="0.0208in" fo:border="none"/>
    </style:style>
    <style:style style:name="Table6.A3" style:family="table-cell">
      <style:table-cell-properties fo:padding="0in" fo:border="none"/>
    </style:style>
    <style:style style:name="Table6.B3" style:family="table-cell">
      <style:table-cell-properties fo:padding="0in" fo:border="none"/>
    </style:style>
    <style:style style:name="Table6.C3" style:family="table-cell">
      <style:table-cell-properties fo:padding="0.0208in" fo:border="none"/>
    </style:style>
    <style:style style:name="Table7" style:family="table">
      <style:table-properties style:width="6.4715in" table:align="left"/>
    </style:style>
    <style:style style:name="Table7.A" style:family="table-column">
      <style:table-column-properties style:column-width="1.0667in"/>
    </style:style>
    <style:style style:name="Table7.B" style:family="table-column">
      <style:table-column-properties style:column-width="5.4049in"/>
    </style:style>
    <style:style style:name="Table7.A1" style:family="table-cell">
      <style:table-cell-properties fo:padding="0in" fo:border="none"/>
    </style:style>
    <style:style style:name="Table7.A3" style:family="table-cell">
      <style:table-cell-properties style:vertical-align="middle" fo:padding="0in" fo:border="none"/>
    </style:style>
    <style:style style:name="Table8" style:family="table">
      <style:table-properties style:width="6.925in" style:rel-width="100%" table:align="left"/>
    </style:style>
    <style:style style:name="Table8.A" style:family="table-column">
      <style:table-column-properties style:column-width="0.4333in" style:rel-column-width="4098*"/>
    </style:style>
    <style:style style:name="Table8.B" style:family="table-column">
      <style:table-column-properties style:column-width="6.4285in" style:rel-column-width="60839*"/>
    </style:style>
    <style:style style:name="Table8.C" style:family="table-column">
      <style:table-column-properties style:column-width="0.0632in" style:rel-column-width="596*"/>
    </style:style>
    <style:style style:name="Table8.A1" style:family="table-cell">
      <style:table-cell-properties style:vertical-align="middle" fo:padding="0in" fo:border="none"/>
    </style:style>
    <style:style style:name="Table8.A2" style:family="table-cell">
      <style:table-cell-properties fo:padding="0in" fo:border="none"/>
    </style:style>
    <style:style style:name="Table8.B2" style:family="table-cell">
      <style:table-cell-properties fo:padding="0in" fo:border="none"/>
    </style:style>
    <style:style style:name="Table8.C2" style:family="table-cell">
      <style:table-cell-properties fo:padding="0.0208in" fo:border="none"/>
    </style:style>
    <style:style style:name="Table8.A3" style:family="table-cell">
      <style:table-cell-properties fo:padding="0in" fo:border="none"/>
    </style:style>
    <style:style style:name="Table8.B3" style:family="table-cell">
      <style:table-cell-properties fo:padding="0in" fo:border="none"/>
    </style:style>
    <style:style style:name="Table8.C3" style:family="table-cell">
      <style:table-cell-properties fo:padding="0.0208in" fo:border="none"/>
    </style:style>
    <style:style style:name="Table9" style:family="table">
      <style:table-properties style:width="1.7833in" table:align="left"/>
    </style:style>
    <style:style style:name="Table9.A" style:family="table-column">
      <style:table-column-properties style:column-width="1.2146in"/>
    </style:style>
    <style:style style:name="Table9.B" style:family="table-column">
      <style:table-column-properties style:column-width="0.5688in"/>
    </style:style>
    <style:style style:name="Table9.A1" style:family="table-cell">
      <style:table-cell-properties fo:padding="0in" fo:border="none"/>
    </style:style>
    <style:style style:name="Table9.A3" style:family="table-cell">
      <style:table-cell-properties style:vertical-align="middle" fo:padding="0in" fo:border="none"/>
    </style:style>
    <style:style style:name="Table10" style:family="table">
      <style:table-properties style:width="6.925in" style:rel-width="100%" table:align="left"/>
    </style:style>
    <style:style style:name="Table10.A" style:family="table-column">
      <style:table-column-properties style:column-width="0.5833in" style:rel-column-width="5523*"/>
    </style:style>
    <style:style style:name="Table10.B" style:family="table-column">
      <style:table-column-properties style:column-width="6.2563in" style:rel-column-width="59207*"/>
    </style:style>
    <style:style style:name="Table10.C" style:family="table-column">
      <style:table-column-properties style:column-width="0.0847in" style:rel-column-width="803*"/>
    </style:style>
    <style:style style:name="Table10.A1" style:family="table-cell">
      <style:table-cell-properties style:vertical-align="middle" fo:padding="0in" fo:border="none"/>
    </style:style>
    <style:style style:name="Table10.A2" style:family="table-cell">
      <style:table-cell-properties fo:padding="0in" fo:border="none"/>
    </style:style>
    <style:style style:name="Table10.B2" style:family="table-cell">
      <style:table-cell-properties fo:padding="0in" fo:border="none"/>
    </style:style>
    <style:style style:name="Table10.C2" style:family="table-cell">
      <style:table-cell-properties fo:padding="0.0208in" fo:border="none"/>
    </style:style>
    <style:style style:name="Table10.A3" style:family="table-cell">
      <style:table-cell-properties fo:padding="0in" fo:border="none"/>
    </style:style>
    <style:style style:name="Table10.B3" style:family="table-cell">
      <style:table-cell-properties fo:padding="0in" fo:border="none"/>
    </style:style>
    <style:style style:name="Table10.C3" style:family="table-cell">
      <style:table-cell-properties fo:padding="0.0208in" fo:border="none"/>
    </style:style>
    <style:style style:name="Table11" style:family="table">
      <style:table-properties style:width="2.9611in" table:align="left"/>
    </style:style>
    <style:style style:name="Table11.A" style:family="table-column">
      <style:table-column-properties style:column-width="1.2146in"/>
    </style:style>
    <style:style style:name="Table11.B" style:family="table-column">
      <style:table-column-properties style:column-width="1.7465in"/>
    </style:style>
    <style:style style:name="Table11.A1" style:family="table-cell">
      <style:table-cell-properties fo:padding="0in" fo:border="none"/>
    </style:style>
    <style:style style:name="Table11.A3" style:family="table-cell">
      <style:table-cell-properties style:vertical-align="middle" fo:padding="0in" fo:border="none"/>
    </style:style>
    <style:style style:name="Table12" style:family="table">
      <style:table-properties style:width="6.925in" style:rel-width="100%" table:align="left"/>
    </style:style>
    <style:style style:name="Table12.A" style:family="table-column">
      <style:table-column-properties style:column-width="0.45in" style:rel-column-width="4259*"/>
    </style:style>
    <style:style style:name="Table12.B" style:family="table-column">
      <style:table-column-properties style:column-width="6.409in" style:rel-column-width="60655*"/>
    </style:style>
    <style:style style:name="Table12.C" style:family="table-column">
      <style:table-column-properties style:column-width="0.0653in" style:rel-column-width="619*"/>
    </style:style>
    <style:style style:name="Table12.A1" style:family="table-cell">
      <style:table-cell-properties style:vertical-align="middle" fo:padding="0in" fo:border="none"/>
    </style:style>
    <style:style style:name="Table12.A2" style:family="table-cell">
      <style:table-cell-properties fo:padding="0in" fo:border="none"/>
    </style:style>
    <style:style style:name="Table12.B2" style:family="table-cell">
      <style:table-cell-properties fo:padding="0in" fo:border="none"/>
    </style:style>
    <style:style style:name="Table12.C2" style:family="table-cell">
      <style:table-cell-properties fo:padding="0.0208in" fo:border="none"/>
    </style:style>
    <style:style style:name="Table12.A3" style:family="table-cell">
      <style:table-cell-properties fo:padding="0in" fo:border="none"/>
    </style:style>
    <style:style style:name="Table12.B3" style:family="table-cell">
      <style:table-cell-properties fo:padding="0in" fo:border="none"/>
    </style:style>
    <style:style style:name="Table12.C3" style:family="table-cell">
      <style:table-cell-properties fo:padding="0.0208in" fo:border="none"/>
    </style:style>
    <style:style style:name="Table13" style:family="table">
      <style:table-properties style:width="5.5951in" table:align="left"/>
    </style:style>
    <style:style style:name="Table13.A" style:family="table-column">
      <style:table-column-properties style:column-width="1.2146in"/>
    </style:style>
    <style:style style:name="Table13.B" style:family="table-column">
      <style:table-column-properties style:column-width="4.3806in"/>
    </style:style>
    <style:style style:name="Table13.A1" style:family="table-cell">
      <style:table-cell-properties fo:padding="0in" fo:border="none"/>
    </style:style>
    <style:style style:name="Table13.A3" style:family="table-cell">
      <style:table-cell-properties style:vertical-align="middle" fo:padding="0in" fo:border="none"/>
    </style:style>
    <style:style style:name="Table14" style:family="table">
      <style:table-properties style:width="6.925in" style:rel-width="100%" table:align="left"/>
    </style:style>
    <style:style style:name="Table14.A" style:family="table-column">
      <style:table-column-properties style:column-width="0.8806in" style:rel-column-width="8336*"/>
    </style:style>
    <style:style style:name="Table14.B" style:family="table-column">
      <style:table-column-properties style:column-width="5.916in" style:rel-column-width="55984*"/>
    </style:style>
    <style:style style:name="Table14.C" style:family="table-column">
      <style:table-column-properties style:column-width="0.1285in" style:rel-column-width="1213*"/>
    </style:style>
    <style:style style:name="Table14.A1" style:family="table-cell">
      <style:table-cell-properties style:vertical-align="middle" fo:padding="0in" fo:border="none"/>
    </style:style>
    <style:style style:name="Table14.A2" style:family="table-cell">
      <style:table-cell-properties fo:padding="0in" fo:border="none"/>
    </style:style>
    <style:style style:name="Table14.B2" style:family="table-cell">
      <style:table-cell-properties fo:padding="0in" fo:border="none"/>
    </style:style>
    <style:style style:name="Table14.C2" style:family="table-cell">
      <style:table-cell-properties fo:padding="0.0208in" fo:border="none"/>
    </style:style>
    <style:style style:name="Table14.A3" style:family="table-cell">
      <style:table-cell-properties fo:padding="0in" fo:border="none"/>
    </style:style>
    <style:style style:name="Table14.B3" style:family="table-cell">
      <style:table-cell-properties fo:padding="0in" fo:border="none"/>
    </style:style>
    <style:style style:name="Table14.C3" style:family="table-cell">
      <style:table-cell-properties fo:padding="0.0208in" fo:border="none"/>
    </style:style>
    <style:style style:name="Table15" style:family="table">
      <style:table-properties style:width="2.5167in" table:align="left"/>
    </style:style>
    <style:style style:name="Table15.A" style:family="table-column">
      <style:table-column-properties style:column-width="1.2146in"/>
    </style:style>
    <style:style style:name="Table15.B" style:family="table-column">
      <style:table-column-properties style:column-width="1.3021in"/>
    </style:style>
    <style:style style:name="Table15.A1" style:family="table-cell">
      <style:table-cell-properties fo:padding="0in" fo:border="none"/>
    </style:style>
    <style:style style:name="Table15.A3" style:family="table-cell">
      <style:table-cell-properties style:vertical-align="middle" fo:padding="0in" fo:border="none"/>
    </style:style>
    <style:style style:name="Table16" style:family="table">
      <style:table-properties style:width="6.925in" style:rel-width="100%" table:align="left"/>
    </style:style>
    <style:style style:name="Table16.A" style:family="table-column">
      <style:table-column-properties style:column-width="0.3958in" style:rel-column-width="3745*"/>
    </style:style>
    <style:style style:name="Table16.B" style:family="table-column">
      <style:table-column-properties style:column-width="6.4715in" style:rel-column-width="61243*"/>
    </style:style>
    <style:style style:name="Table16.C" style:family="table-column">
      <style:table-column-properties style:column-width="0.0576in" style:rel-column-width="547*"/>
    </style:style>
    <style:style style:name="Table16.A1" style:family="table-cell">
      <style:table-cell-properties style:vertical-align="middle" fo:padding="0in" fo:border="none"/>
    </style:style>
    <style:style style:name="Table16.A2" style:family="table-cell">
      <style:table-cell-properties fo:padding="0in" fo:border="none"/>
    </style:style>
    <style:style style:name="Table16.B2" style:family="table-cell">
      <style:table-cell-properties fo:padding="0in" fo:border="none"/>
    </style:style>
    <style:style style:name="Table16.C2" style:family="table-cell">
      <style:table-cell-properties fo:padding="0.0208in" fo:border="none"/>
    </style:style>
    <style:style style:name="Table16.A3" style:family="table-cell">
      <style:table-cell-properties fo:padding="0in" fo:border="none"/>
    </style:style>
    <style:style style:name="Table16.B3" style:family="table-cell">
      <style:table-cell-properties fo:padding="0in" fo:border="none"/>
    </style:style>
    <style:style style:name="Table16.C3" style:family="table-cell">
      <style:table-cell-properties fo:padding="0.0208in" fo:border="none"/>
    </style:style>
    <style:style style:name="Table17" style:family="table">
      <style:table-properties style:width="1.7833in" table:align="left"/>
    </style:style>
    <style:style style:name="Table17.A" style:family="table-column">
      <style:table-column-properties style:column-width="1.2146in"/>
    </style:style>
    <style:style style:name="Table17.B" style:family="table-column">
      <style:table-column-properties style:column-width="0.5688in"/>
    </style:style>
    <style:style style:name="Table17.A1" style:family="table-cell">
      <style:table-cell-properties fo:padding="0in" fo:border="none"/>
    </style:style>
    <style:style style:name="Table17.A3" style:family="table-cell">
      <style:table-cell-properties style:vertical-align="middle" fo:padding="0in" fo:border="none"/>
    </style:style>
    <style:style style:name="Table18" style:family="table">
      <style:table-properties style:width="6.925in" style:rel-width="100%" table:align="left"/>
    </style:style>
    <style:style style:name="Table18.A" style:family="table-column">
      <style:table-column-properties style:column-width="0.5736in" style:rel-column-width="5429*"/>
    </style:style>
    <style:style style:name="Table18.B" style:family="table-column">
      <style:table-column-properties style:column-width="6.2674in" style:rel-column-width="59314*"/>
    </style:style>
    <style:style style:name="Table18.C" style:family="table-column">
      <style:table-column-properties style:column-width="0.0833in" style:rel-column-width="790*"/>
    </style:style>
    <style:style style:name="Table18.A1" style:family="table-cell">
      <style:table-cell-properties style:vertical-align="middle" fo:padding="0in" fo:border="none"/>
    </style:style>
    <style:style style:name="Table18.A2" style:family="table-cell">
      <style:table-cell-properties fo:padding="0in" fo:border="none"/>
    </style:style>
    <style:style style:name="Table18.B2" style:family="table-cell">
      <style:table-cell-properties fo:padding="0in" fo:border="none"/>
    </style:style>
    <style:style style:name="Table18.C2" style:family="table-cell">
      <style:table-cell-properties fo:padding="0.0208in" fo:border="none"/>
    </style:style>
    <style:style style:name="Table18.A3" style:family="table-cell">
      <style:table-cell-properties fo:padding="0in" fo:border="none"/>
    </style:style>
    <style:style style:name="Table18.B3" style:family="table-cell">
      <style:table-cell-properties fo:padding="0in" fo:border="none"/>
    </style:style>
    <style:style style:name="Table18.C3" style:family="table-cell">
      <style:table-cell-properties fo:padding="0.0208in" fo:border="none"/>
    </style:style>
    <style:style style:name="Table19" style:family="table">
      <style:table-properties style:width="4.2826in" table:align="left"/>
    </style:style>
    <style:style style:name="Table19.A" style:family="table-column">
      <style:table-column-properties style:column-width="1.2146in"/>
    </style:style>
    <style:style style:name="Table19.B" style:family="table-column">
      <style:table-column-properties style:column-width="3.0681in"/>
    </style:style>
    <style:style style:name="Table19.A1" style:family="table-cell">
      <style:table-cell-properties fo:padding="0in" fo:border="none"/>
    </style:style>
    <style:style style:name="Table19.A3" style:family="table-cell">
      <style:table-cell-properties style:vertical-align="middle" fo:padding="0in" fo:border="none"/>
    </style:style>
    <style:style style:name="Table20" style:family="table">
      <style:table-properties style:width="6.925in" style:rel-width="100%" table:align="left"/>
    </style:style>
    <style:style style:name="Table20.A" style:family="table-column">
      <style:table-column-properties style:column-width="0.6167in" style:rel-column-width="5838*"/>
    </style:style>
    <style:style style:name="Table20.B" style:family="table-column">
      <style:table-column-properties style:column-width="6.2181in" style:rel-column-width="58846*"/>
    </style:style>
    <style:style style:name="Table20.C" style:family="table-column">
      <style:table-column-properties style:column-width="0.0896in" style:rel-column-width="849*"/>
    </style:style>
    <style:style style:name="Table20.A1" style:family="table-cell">
      <style:table-cell-properties style:vertical-align="middle" fo:padding="0in" fo:border="none"/>
    </style:style>
    <style:style style:name="Table20.A2" style:family="table-cell">
      <style:table-cell-properties fo:padding="0in" fo:border="none"/>
    </style:style>
    <style:style style:name="Table20.B2" style:family="table-cell">
      <style:table-cell-properties fo:padding="0in" fo:border="none"/>
    </style:style>
    <style:style style:name="Table20.C2" style:family="table-cell">
      <style:table-cell-properties fo:padding="0.0208in" fo:border="none"/>
    </style:style>
    <style:style style:name="Table20.A3" style:family="table-cell">
      <style:table-cell-properties fo:padding="0in" fo:border="none"/>
    </style:style>
    <style:style style:name="Table20.B3" style:family="table-cell">
      <style:table-cell-properties fo:padding="0in" fo:border="none"/>
    </style:style>
    <style:style style:name="Table20.C3" style:family="table-cell">
      <style:table-cell-properties fo:padding="0.0208in" fo:border="none"/>
    </style:style>
    <style:style style:name="Table21" style:family="table">
      <style:table-properties style:width="3.9479in" table:align="left"/>
    </style:style>
    <style:style style:name="Table21.A" style:family="table-column">
      <style:table-column-properties style:column-width="1.2146in"/>
    </style:style>
    <style:style style:name="Table21.B" style:family="table-column">
      <style:table-column-properties style:column-width="2.7333in"/>
    </style:style>
    <style:style style:name="Table21.A1" style:family="table-cell">
      <style:table-cell-properties fo:padding="0in" fo:border="none"/>
    </style:style>
    <style:style style:name="Table21.A3" style:family="table-cell">
      <style:table-cell-properties style:vertical-align="middle" fo:padding="0in" fo:border="none"/>
    </style:style>
    <style:style style:name="P1" style:family="paragraph" style:parent-style-name="Text_20_body" style:list-style-name="L1">
      <style:paragraph-properties fo:margin-left="0in" fo:margin-right="0in" fo:margin-top="0in" fo:margin-bottom="0in" loext:contextual-spacing="false" fo:text-align="end" style:justify-single-word="false" fo:orphans="2" fo:widows="-56" fo:text-indent="0in" style:auto-text-indent="false" fo:padding="0in" fo:border="none"/>
      <style:text-properties fo:font-variant="normal" fo:text-transform="none" fo:color="#111111" style:font-name="inherit" fo:font-size="9pt" fo:letter-spacing="normal" fo:font-style="normal" fo:font-weight="normal" style:font-name-asian="inherit" style:font-size-asian="9pt" style:font-style-asian="normal" style:font-weight-asian="normal" style:font-name-complex="inherit" style:font-size-complex="9pt" style:font-style-complex="normal" style:font-weight-complex="normal" loext:padding="0in" loext:border="none"/>
    </style:style>
    <style:style style:name="P2" style:family="paragraph" style:parent-style-name="Text_20_body" style:list-style-name="L1">
      <loext:graphic-properties draw:fill="solid" draw:fill-color="#f4f4f4" draw:opacity="100%"/>
      <style:paragraph-properties fo:margin-left="0in" fo:margin-right="0in" fo:margin-top="0in" fo:margin-bottom="0in" loext:contextual-spacing="false" fo:text-align="end" style:justify-single-word="false" fo:orphans="2" fo:widows="100" fo:text-indent="0in" style:auto-text-indent="false" fo:background-color="#f4f4f4" fo:padding="0in" fo:border="none"/>
      <style:text-properties fo:font-variant="normal" fo:text-transform="none" fo:color="#111111" style:font-name="inherit" fo:font-size="9pt" fo:letter-spacing="normal" fo:font-style="normal" fo:font-weight="normal" style:font-name-asian="inherit" style:font-size-asian="9pt" style:font-style-asian="normal" style:font-weight-asian="normal" style:font-name-complex="inherit" style:font-size-complex="9pt" style:font-style-complex="normal" style:font-weight-complex="normal" loext:padding="0in" loext:border="none"/>
    </style:style>
    <style:style style:name="P3" style:family="paragraph" style:parent-style-name="Table_20_Heading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555555" style:font-name="inherit" fo:font-size="9pt" fo:letter-spacing="normal" fo:font-weight="normal" loext:padding="0in" loext:border="non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inherit" fo:letter-spacing="normal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inherit" fo:letter-spacing="normal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inherit" fo:font-size="9pt" fo:letter-spacing="normal" loext:padding="0in" loext:border="none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letter-spacing="normal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letter-spacing="normal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Open Sans" fo:font-size="9pt" fo:letter-spacing="normal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11111" style:font-name="Open Sans" fo:font-size="9.75pt" fo:letter-spacing="normal" fo:font-style="normal" fo:font-weight="normal" fo:background-color="transparent" loext:padding="0in" loext:border="none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style:font-name="inherit" fo:font-size="9.75pt" fo:letter-spacing="normal" fo:background-color="transparent" loext:padding="0in" loext:border="none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letter-spacing="normal" fo:background-color="transparent" loext:padding="0in" loext:border="none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letter-spacing="normal" fo:background-color="transparent" loext:padding="0in" loext:border="none"/>
    </style:style>
    <style:style style:name="P15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16" style:family="paragraph" style:parent-style-name="Heading_20_3" style:list-style-name="L1">
      <style:paragraph-properties fo:margin-left="0in" fo:margin-right="0.0311in" fo:margin-top="0in" fo:margin-bottom="0in" loext:contextual-spacing="false" fo:text-indent="0in" style:auto-text-indent="false" fo:padding="0in" fo:border="none"/>
      <style:text-properties style:font-name="inherit" fo:font-size="11.25pt" fo:letter-spacing="normal" fo:font-weight="bold" loext:padding="0in" loext:border="none"/>
    </style:style>
    <style:style style:name="T1" style:family="text">
      <style:text-properties style:font-name="inherit" fo:letter-spacing="normal" style:font-name-asian="inherit" style:font-name-complex="inherit"/>
    </style:style>
    <style:style style:name="T2" style:family="text">
      <style:text-properties style:font-name="inherit" fo:font-size="9pt" fo:letter-spacing="normal" style:font-name-asian="inherit" style:font-size-asian="9pt" style:font-name-complex="inherit" style:font-size-complex="9pt"/>
    </style:style>
    <style:style style:name="T3" style:family="text">
      <style:text-properties style:font-name="inherit" fo:font-size="9pt" loext:padding="0in" loext:border="none"/>
    </style:style>
    <style:style style:name="T4" style:family="text">
      <style:text-properties style:font-name="inherit" loext:padding="0in" loext:border="none"/>
    </style:style>
    <style:style style:name="T5" style:family="text">
      <style:text-properties loext:padding="0in" loext:border="none"/>
    </style:style>
    <style:style style:name="T6" style:family="text">
      <style:text-properties style:font-name="Open Sans" fo:font-size="9pt"/>
    </style:style>
    <style:style style:name="T7" style:family="text">
      <style:text-properties fo:font-variant="normal" fo:text-transform="none" fo:color="#111111" style:font-name="Open Sans" fo:font-size="9.75pt" fo:letter-spacing="normal" fo:font-style="normal" fo:font-weight="normal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ourse</text:p>
          </table:table-cell>
          <table:table-cell table:style-name="Table1.A1" office:value-type="string">
            <text:p text:style-name="P6">2019FA ARTIFICIAL INTEL (CS-3387-01)</text:p>
          </table:table-cell>
        </table:table-row>
        <table:table-row>
          <table:table-cell table:style-name="Table1.A1" office:value-type="string">
            <text:p text:style-name="P3">Test</text:p>
          </table:table-cell>
          <table:table-cell table:style-name="Table1.A1" office:value-type="string">
            <text:p text:style-name="P6">Week 6 Quiz</text:p>
          </table:table-cell>
        </table:table-row>
        <table:table-row>
          <table:table-cell table:style-name="Table1.A1" office:value-type="string">
            <text:p text:style-name="P3">Started</text:p>
          </table:table-cell>
          <table:table-cell table:style-name="Table1.A1" office:value-type="string">
            <text:p text:style-name="P6">10/4/19 9:08 AM</text:p>
          </table:table-cell>
        </table:table-row>
        <table:table-row>
          <table:table-cell table:style-name="Table1.A1" office:value-type="string">
            <text:p text:style-name="P3">Submitted</text:p>
          </table:table-cell>
          <table:table-cell table:style-name="Table1.A1" office:value-type="string">
            <text:p text:style-name="P6">10/4/19 9:12 AM</text:p>
          </table:table-cell>
        </table:table-row>
        <table:table-row>
          <table:table-cell table:style-name="Table1.A1" office:value-type="string">
            <text:p text:style-name="P3">Status</text:p>
          </table:table-cell>
          <table:table-cell table:style-name="Table1.A1" office:value-type="string">
            <text:p text:style-name="P6">Completed</text:p>
          </table:table-cell>
        </table:table-row>
        <table:table-row>
          <table:table-cell table:style-name="Table1.A1" office:value-type="string">
            <text:p text:style-name="P3">Attempt Score</text:p>
          </table:table-cell>
          <table:table-cell table:style-name="Table1.A1" office:value-type="string">
            <text:p text:style-name="P6">80 out of 100 points  </text:p>
          </table:table-cell>
        </table:table-row>
        <table:table-row>
          <table:table-cell table:style-name="Table1.A1" office:value-type="string">
            <text:p text:style-name="P3">Time Elapsed</text:p>
          </table:table-cell>
          <table:table-cell table:style-name="Table1.A1" office:value-type="string">
            <text:p text:style-name="P6">4 minutes out of 10 minutes</text:p>
          </table:table-cell>
        </table:table-row>
        <table:table-row>
          <table:table-cell table:style-name="Table1.A1" office:value-type="string">
            <text:p text:style-name="P3">Instructions</text:p>
          </table:table-cell>
          <table:table-cell table:style-name="Table1.A1" office:value-type="string">
            <text:p text:style-name="P11">Please read carefully. In the multiple choice questions there is only one right answer. </text:p>
          </table:table-cell>
        </table:table-row>
        <table:table-row>
          <table:table-cell table:style-name="Table1.A1" office:value-type="string">
            <text:p text:style-name="P3">Results Displayed</text:p>
          </table:table-cell>
          <table:table-cell table:style-name="Table1.A1" office:value-type="string">
            <text:p text:style-name="P5">All Answers, Submitted Answers, Correct Answers, Feedback, Incorrectly Answered Questions</text:p>
          </table:table-cell>
        </table:table-row>
      </table:table>
      <text:section text:style-name="Sect1" text:name="_34169537_1">
        <text:list xml:id="list795397984" text:style-name="L1">
          <text:list-item>
            <text:list>
              <text:list-item>
                <text:list>
                  <text:list-item>
                    <text:h text:style-name="P16" text:outline-level="3"><text:bookmark text:name="anonymous_element_10"/>Question 1</text:h>
                  </text:list-item>
                </text:list>
              </text:list-item>
            </text:list>
          </text:list-item>
        </text:list>
      </text:section>
      <text:list xml:id="list92310576379809" text:continue-numbering="true" text:style-name="L1">
        <text:list-item>
          <text:p text:style-name="P1">10 out of 10 points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/>
          </table:table-cell>
          <table:table-cell table:style-name="Table2.A1" table:number-columns-spanned="2" office:value-type="string">
            <text:p text:style-name="P15"/>
          </table:table-cell>
          <table:covered-table-cell/>
        </table:table-row>
        <table:table-row>
          <table:table-cell table:style-name="Table2.A2" table:number-rows-spanned="2" office:value-type="string">
            <text:p text:style-name="P8"><draw:frame draw:style-name="fr1" draw:name="Image1" text:anchor-type="as-char" svg:width="0.3543in" svg:height="0.3543in" draw:z-index="7"><draw:image xlink:href="Pictures/100002000000002200000022C7262C24D5110E7E.gif" xlink:type="simple" xlink:show="embed" xlink:actuate="onLoad" loext:mime-type="image/gif"/><svg:title>Correct</svg:title></draw:frame><text:bookmark text:name="gs_q1"/></text:p>
          </table:table-cell>
          <table:table-cell table:style-name="Table2.B2" office:value-type="string">
            <text:p text:style-name="P12">When are the two sentences logically equivalent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7">Selected Answer:</text:p>
                </table:table-cell>
                <table:table-cell table:style-name="Table3.A1" office:value-type="string">
                  <text:p text:style-name="P9"><text:span text:style-name="T5"><draw:frame draw:style-name="fr1" draw:name="Image2" text:anchor-type="as-char" svg:width="0.1457in" svg:height="0.1457in" draw:z-index="8"><draw:image xlink:href="Pictures/100002000000000E0000000E8872E9AF3F336541.gif" xlink:type="simple" xlink:show="embed" xlink:actuate="onLoad" loext:mime-type="image/gif"/><svg:title>Correct</svg:title></draw:frame></text:span><text:span text:style-name="T3">D.</text:span><text:span text:style-name="T6"> </text:span></text:p>
                  <text:p text:style-name="P12">If and only if they are true in the same models</text:p>
                </table:table-cell>
              </table:table-row>
              <table:table-row>
                <table:table-cell table:style-name="Table3.A1" office:value-type="string">
                  <text:p text:style-name="P7">Answers:</text:p>
                </table:table-cell>
                <table:table-cell table:style-name="Table3.A1" office:value-type="string">
                  <text:p text:style-name="P10"><text:span text:style-name="T4">A.</text:span> </text:p>
                  <text:p text:style-name="P12">Two sentences are never logically equivalent</text:p>
                </table:table-cell>
              </table:table-row>
              <table:table-row>
                <table:table-cell table:style-name="Table3.A3" office:value-type="string">
                  <text:p text:style-name="P15"/>
                </table:table-cell>
                <table:table-cell table:style-name="Table3.A1" office:value-type="string">
                  <text:p text:style-name="P10"><text:span text:style-name="T4">B.</text:span> </text:p>
                  <text:p text:style-name="P12">When they contain the same expressions</text:p>
                </table:table-cell>
              </table:table-row>
              <table:table-row>
                <table:table-cell table:style-name="Table3.A3" office:value-type="string">
                  <text:p text:style-name="P15"/>
                </table:table-cell>
                <table:table-cell table:style-name="Table3.A1" office:value-type="string">
                  <text:p text:style-name="P10"><text:span text:style-name="T4">C.</text:span> </text:p>
                  <text:p text:style-name="P12">When they contain the same models</text:p>
                </table:table-cell>
              </table:table-row>
              <table:table-row>
                <table:table-cell table:style-name="Table3.A3" office:value-type="string">
                  <text:p text:style-name="P15"/>
                </table:table-cell>
                <table:table-cell table:style-name="Table3.A1" office:value-type="string">
                  <text:p text:style-name="P9"><text:span text:style-name="T5"><draw:frame draw:style-name="fr1" draw:name="Image3" text:anchor-type="as-char" svg:width="0.1457in" svg:height="0.1457in" draw:z-index="9"><draw:image xlink:href="Pictures/100002000000000E0000000E8872E9AF3F336541.gif" xlink:type="simple" xlink:show="embed" xlink:actuate="onLoad" loext:mime-type="image/gif"/><svg:title>Correct</svg:title></draw:frame></text:span><text:span text:style-name="T3">D.</text:span><text:span text:style-name="T6"> </text:span></text:p>
                  <text:p text:style-name="P12">If and only if they are true in the same models</text:p>
                </table:table-cell>
              </table:table-row>
            </table:table>
            <text:p text:style-name="Table_20_Contents"/>
          </table:table-cell>
          <table:table-cell table:style-name="Table2.C2" office:value-type="string">
            <text:p text:style-name="P4"/>
          </table:table-cell>
        </table:table-row>
        <table:table-row>
          <table:covered-table-cell/>
          <table:table-cell table:style-name="Table2.B3" office:value-type="string">
            <text:p text:style-name="P4"/>
          </table:table-cell>
          <table:table-cell table:style-name="Table2.C3" office:value-type="string">
            <text:p text:style-name="P4"/>
          </table:table-cell>
        </table:table-row>
      </table:table>
      <text:section text:style-name="Sect1" text:name="_34169538_1">
        <text:list xml:id="list92308890411131" text:continue-numbering="true" text:style-name="L1">
          <text:list-item>
            <text:list>
              <text:list-item>
                <text:list>
                  <text:list-item>
                    <text:h text:style-name="P16" text:outline-level="3"><text:bookmark text:name="anonymous_element_11"/>Question 2</text:h>
                  </text:list-item>
                </text:list>
              </text:list-item>
            </text:list>
          </text:list-item>
        </text:list>
      </text:section>
      <text:list xml:id="list92309346960731" text:continue-numbering="true" text:style-name="L1">
        <text:list-item>
          <text:p text:style-name="P1">0 out of 10 points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5"/>
          </table:table-cell>
          <table:table-cell table:style-name="Table4.A1" table:number-columns-spanned="2" office:value-type="string">
            <text:p text:style-name="P15"/>
          </table:table-cell>
          <table:covered-table-cell/>
        </table:table-row>
        <table:table-row>
          <table:table-cell table:style-name="Table4.A2" table:number-rows-spanned="2" office:value-type="string">
            <text:p text:style-name="P8"><draw:frame draw:style-name="fr1" draw:name="Image4" text:anchor-type="as-char" svg:width="0.3543in" svg:height="0.3543in" draw:z-index="10"><draw:image xlink:href="Pictures/100002000000002200000022BA1AB7A30B951B2C.gif" xlink:type="simple" xlink:show="embed" xlink:actuate="onLoad" loext:mime-type="image/gif"/><svg:title>Incorrect</svg:title></draw:frame><text:bookmark text:name="gs_q2"/></text:p>
          </table:table-cell>
          <table:table-cell table:style-name="Table4.B2" office:value-type="string">
            <text:p text:style-name="P12">In wumpus world </text:p>
            <text:p text:style-name="P14"><draw:frame draw:style-name="fr1" draw:name="Image5" text:anchor-type="as-char" svg:width="6.1563in" svg:height="3.1563in" draw:z-index="0"><draw:image xlink:href="https://wtclass.wtamu.edu/bbcswebdav/pid-1360347-dt-content-rid-35069421_1/xid-35069421_1" xlink:type="simple" xlink:show="embed" xlink:actuate="onLoad"/><svg:title>Wumpus1</svg:title></draw:frame></text:p>
            <text:p text:style-name="P12">What does the following sentence say:</text:p>
            <text:p text:style-name="P13"><text:soft-page-break/><draw:frame draw:style-name="fr1" draw:name="Image6" text:anchor-type="as-char" svg:width="5.1252in" svg:height="1.1563in" draw:z-index="1"><draw:image xlink:href="https://wtclass.wtamu.edu/bbcswebdav/pid-1360347-dt-content-rid-35069423_1/xid-35069423_1" xlink:type="simple" xlink:show="embed" xlink:actuate="onLoad"/><svg:title>Wumpus2</svg:title></draw:frame>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7">Selected Answer:</text:p>
                </table:table-cell>
                <table:table-cell table:style-name="Table5.A1" office:value-type="string">
                  <text:p text:style-name="P9"><text:span text:style-name="T5"><draw:frame draw:style-name="fr1" draw:name="Image7" text:anchor-type="as-char" svg:width="0.1457in" svg:height="0.1457in" draw:z-index="2"><draw:image xlink:href="Pictures/100002000000000E0000000E2B119112E1FFF186.gif" xlink:type="simple" xlink:show="embed" xlink:actuate="onLoad" loext:mime-type="image/gif"/><svg:title>Incorrect</svg:title></draw:frame></text:span><text:span text:style-name="T3">C.</text:span><text:span text:style-name="T6"> </text:span></text:p>
                  <text:p text:style-name="P12">We don't have enough information to conclude what do these sentences say</text:p>
                </table:table-cell>
              </table:table-row>
              <table:table-row>
                <table:table-cell table:style-name="Table5.A1" office:value-type="string">
                  <text:p text:style-name="P7">Answers:</text:p>
                </table:table-cell>
                <table:table-cell table:style-name="Table5.A1" office:value-type="string">
                  <text:p text:style-name="P10"><text:span text:style-name="T4">A.</text:span> </text:p>
                  <text:p text:style-name="P12">Breeze is in i,j if and only if it is in j,i</text:p>
                </table:table-cell>
              </table:table-row>
              <table:table-row>
                <table:table-cell table:style-name="Table5.A3" office:value-type="string">
                  <text:p text:style-name="P15"/>
                </table:table-cell>
                <table:table-cell table:style-name="Table5.A1" office:value-type="string">
                  <text:p text:style-name="P10"><text:span text:style-name="T4">B.</text:span> </text:p>
                  <text:p text:style-name="P12">Pits cause breezes in adjacent squares</text:p>
                </table:table-cell>
              </table:table-row>
              <table:table-row>
                <table:table-cell table:style-name="Table5.A3" office:value-type="string">
                  <text:p text:style-name="P15"/>
                </table:table-cell>
                <table:table-cell table:style-name="Table5.A1" office:value-type="string">
                  <text:p text:style-name="P10"><text:span text:style-name="T4">C.</text:span> </text:p>
                  <text:p text:style-name="P12">We don't have enough information to conclude what do these sentences say</text:p>
                </table:table-cell>
              </table:table-row>
              <table:table-row>
                <table:table-cell table:style-name="Table5.A3" office:value-type="string">
                  <text:p text:style-name="P15"/>
                </table:table-cell>
                <table:table-cell table:style-name="Table5.A1" office:value-type="string">
                  <text:p text:style-name="P9"><text:span text:style-name="T5"><draw:frame draw:style-name="fr1" draw:name="Image8" text:anchor-type="as-char" svg:width="0.1457in" svg:height="0.1457in" draw:z-index="3"><draw:image xlink:href="Pictures/100002000000000E0000000E8872E9AF3F336541.gif" xlink:type="simple" xlink:show="embed" xlink:actuate="onLoad" loext:mime-type="image/gif"/><svg:title>Correct</svg:title></draw:frame></text:span><text:span text:style-name="T3">D.</text:span><text:span text:style-name="T6"> </text:span></text:p>
                  <text:p text:style-name="P12">A square is breezy if and only if there is an adjacent pit</text:p>
                </table:table-cell>
              </table:table-row>
            </table:table>
            <text:p text:style-name="Table_20_Contents"/>
          </table:table-cell>
          <table:table-cell table:style-name="Table4.C2" office:value-type="string">
            <text:p text:style-name="P4"/>
          </table:table-cell>
        </table:table-row>
        <table:table-row>
          <table:covered-table-cell/>
          <table:table-cell table:style-name="Table4.B3" office:value-type="string">
            <text:p text:style-name="P4"/>
          </table:table-cell>
          <table:table-cell table:style-name="Table4.C3" office:value-type="string">
            <text:p text:style-name="P4"/>
          </table:table-cell>
        </table:table-row>
      </table:table>
      <text:section text:style-name="Sect1" text:name="_34169539_1">
        <text:list xml:id="list92312125024907" text:continue-numbering="true" text:style-name="L1">
          <text:list-item>
            <text:list>
              <text:list-item>
                <text:list>
                  <text:list-item>
                    <text:h text:style-name="P16" text:outline-level="3"><text:bookmark text:name="anonymous_element_12"/>Question 3</text:h>
                  </text:list-item>
                </text:list>
              </text:list-item>
            </text:list>
          </text:list-item>
        </text:list>
      </text:section>
      <text:list xml:id="list92313559613839" text:continue-numbering="true" text:style-name="L1">
        <text:list-item>
          <text:p text:style-name="P1">10 out of 10 points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5"/>
          </table:table-cell>
          <table:table-cell table:style-name="Table6.A1" table:number-columns-spanned="2" office:value-type="string">
            <text:p text:style-name="P15"/>
          </table:table-cell>
          <table:covered-table-cell/>
        </table:table-row>
        <table:table-row>
          <table:table-cell table:style-name="Table6.A2" table:number-rows-spanned="2" office:value-type="string">
            <text:p text:style-name="P8"><draw:frame draw:style-name="fr1" draw:name="Image9" text:anchor-type="as-char" svg:width="0.3543in" svg:height="0.3543in" draw:z-index="6"><draw:image xlink:href="Pictures/100002000000002200000022C7262C24D5110E7E.gif" xlink:type="simple" xlink:show="embed" xlink:actuate="onLoad" loext:mime-type="image/gif"/><svg:title>Correct</svg:title></draw:frame><text:bookmark text:name="gs_q3"/></text:p>
          </table:table-cell>
          <table:table-cell table:style-name="Table6.B2" office:value-type="string">
            <text:p text:style-name="P12">What does a complete inference procedure provide us (remember we define a logic which is expressive enough to say almost anything of interest, and for which there exists a sound and complete inference procedure)</text:p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7">Selected Answer:</text:p>
                </table:table-cell>
                <table:table-cell table:style-name="Table7.A1" office:value-type="string">
                  <text:p text:style-name="P9"><text:span text:style-name="T5"><draw:frame draw:style-name="fr1" draw:name="Image10" text:anchor-type="as-char" svg:width="0.1457in" svg:height="0.1457in" draw:z-index="4"><draw:image xlink:href="Pictures/100002000000000E0000000E8872E9AF3F336541.gif" xlink:type="simple" xlink:show="embed" xlink:actuate="onLoad" loext:mime-type="image/gif"/><svg:title>Correct</svg:title></draw:frame></text:span><text:span text:style-name="T3">B.</text:span><text:span text:style-name="T6"> </text:span></text:p>
                  <text:p text:style-name="P12">Procedure will answer any question whose answer follows from what is known by the knowledge base</text:p>
                </table:table-cell>
              </table:table-row>
              <table:table-row>
                <table:table-cell table:style-name="Table7.A1" office:value-type="string">
                  <text:p text:style-name="P7">Answers:</text:p>
                </table:table-cell>
                <table:table-cell table:style-name="Table7.A1" office:value-type="string">
                  <text:p text:style-name="P10"><text:span text:style-name="T4">A.</text:span> </text:p>
                  <text:p text:style-name="P12">Procedure will provide machine learning</text:p>
                </table:table-cell>
              </table:table-row>
              <table:table-row>
                <table:table-cell table:style-name="Table7.A3" office:value-type="string">
                  <text:p text:style-name="P15"/>
                </table:table-cell>
                <table:table-cell table:style-name="Table7.A1" office:value-type="string">
                  <text:p text:style-name="P9"><text:span text:style-name="T5"><draw:frame draw:style-name="fr1" draw:name="Image11" text:anchor-type="as-char" svg:width="0.1457in" svg:height="0.1457in" draw:z-index="5"><draw:image xlink:href="Pictures/100002000000000E0000000E8872E9AF3F336541.gif" xlink:type="simple" xlink:show="embed" xlink:actuate="onLoad" loext:mime-type="image/gif"/><svg:title>Correct</svg:title></draw:frame></text:span><text:span text:style-name="T3">B.</text:span><text:span text:style-name="T6"> </text:span></text:p>
                  <text:p text:style-name="P12">Procedure will answer any question whose answer follows from what is known by the knowledge base</text:p>
                </table:table-cell>
              </table:table-row>
              <table:table-row>
                <table:table-cell table:style-name="Table7.A3" office:value-type="string">
                  <text:p text:style-name="P15"/>
                </table:table-cell>
                <table:table-cell table:style-name="Table7.A1" office:value-type="string">
                  <text:p text:style-name="P10"><text:span text:style-name="T4">C.</text:span> </text:p>
                  <text:p text:style-name="P12">Procedure will provide soundness and completeness</text:p>
                </table:table-cell>
              </table:table-row>
              <table:table-row>
                <table:table-cell table:style-name="Table7.A3" office:value-type="string">
                  <text:p text:style-name="P15"/>
                </table:table-cell>
                <table:table-cell table:style-name="Table7.A1" office:value-type="string">
                  <text:p text:style-name="P10"><text:span text:style-name="T4">D.</text:span> </text:p>
                  <text:p text:style-name="P12">Procedure will answer any question</text:p>
                </table:table-cell>
              </table:table-row>
            </table:table>
            <text:p text:style-name="Table_20_Contents"/>
          </table:table-cell>
          <table:table-cell table:style-name="Table6.C2" office:value-type="string">
            <text:p text:style-name="P4"/>
          </table:table-cell>
        </table:table-row>
        <table:table-row>
          <table:covered-table-cell/>
          <table:table-cell table:style-name="Table6.B3" office:value-type="string">
            <text:p text:style-name="P4"/>
          </table:table-cell>
          <table:table-cell table:style-name="Table6.C3" office:value-type="string">
            <text:p text:style-name="P4"/>
          </table:table-cell>
        </table:table-row>
      </table:table>
      <text:section text:style-name="Sect1" text:name="_34169540_1">
        <text:list xml:id="list92313899412915" text:continue-numbering="true" text:style-name="L1">
          <text:list-item>
            <text:list>
              <text:list-item>
                <text:list>
                  <text:list-item>
                    <text:h text:style-name="P16" text:outline-level="3"><text:bookmark text:name="anonymous_element_13"/>Question 4</text:h>
                  </text:list-item>
                </text:list>
              </text:list-item>
            </text:list>
          </text:list-item>
        </text:list>
      </text:section>
      <text:list xml:id="list92312269207020" text:continue-numbering="true" text:style-name="L1">
        <text:list-item>
          <text:p text:style-name="P1">10 out of 10 point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5"/>
          </table:table-cell>
          <table:table-cell table:style-name="Table8.A1" table:number-columns-spanned="2" office:value-type="string">
            <text:p text:style-name="P15"/>
          </table:table-cell>
          <table:covered-table-cell/>
        </table:table-row>
        <table:table-row>
          <table:table-cell table:style-name="Table8.A2" table:number-rows-spanned="2" office:value-type="string">
            <text:p text:style-name="P8"><draw:frame draw:style-name="fr1" draw:name="Image12" text:anchor-type="as-char" svg:width="0.3543in" svg:height="0.3543in" draw:z-index="11"><draw:image xlink:href="Pictures/100002000000002200000022C7262C24D5110E7E.gif" xlink:type="simple" xlink:show="embed" xlink:actuate="onLoad" loext:mime-type="image/gif"/><svg:title>Correct</svg:title></draw:frame><text:bookmark text:name="gs_q4"/></text:p>
          </table:table-cell>
          <table:table-cell table:style-name="Table8.B2" office:value-type="string">
            <text:p text:style-name="P12">What do we use when we need to describe what is true when something is happening</text:p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7">Selected Answer:</text:p>
                </table:table-cell>
                <table:table-cell table:style-name="Table9.A1" office:value-type="string">
                  <text:p text:style-name="P9"><text:span text:style-name="T5"><draw:frame draw:style-name="fr1" draw:name="Image13" text:anchor-type="as-char" svg:width="0.1457in" svg:height="0.1457in" draw:z-index="12"><draw:image xlink:href="Pictures/100002000000000E0000000E8872E9AF3F336541.gif" xlink:type="simple" xlink:show="embed" xlink:actuate="onLoad" loext:mime-type="image/gif"/><svg:title>Correct</svg:title></draw:frame></text:span><text:span text:style-name="T3">A.</text:span><text:span text:style-name="T6"> </text:span></text:p>
                  <text:p text:style-name="P12">Event</text:p>
                </table:table-cell>
              </table:table-row>
              <table:table-row>
                <table:table-cell table:style-name="Table9.A1" office:value-type="string">
                  <text:p text:style-name="P7">Answers:</text:p>
                </table:table-cell>
                <table:table-cell table:style-name="Table9.A1" office:value-type="string">
                  <text:p text:style-name="P9"><text:span text:style-name="T5"><draw:frame draw:style-name="fr1" draw:name="Image14" text:anchor-type="as-char" svg:width="0.1457in" svg:height="0.1457in" draw:z-index="13"><draw:image xlink:href="Pictures/100002000000000E0000000E8872E9AF3F336541.gif" xlink:type="simple" xlink:show="embed" xlink:actuate="onLoad" loext:mime-type="image/gif"/><svg:title>Correct</svg:title></draw:frame></text:span><text:span text:style-name="T3">A.</text:span><text:span text:style-name="T6"> </text:span></text:p>
                  <text:p text:style-name="P12">Event</text:p>
                </table:table-cell>
              </table:table-row>
              <table:table-row>
                <table:table-cell table:style-name="Table9.A3" office:value-type="string">
                  <text:p text:style-name="P15"/>
                </table:table-cell>
                <table:table-cell table:style-name="Table9.A1" office:value-type="string">
                  <text:p text:style-name="P10"><text:span text:style-name="T4">B.</text:span> </text:p>
                  <text:p text:style-name="P12">Script</text:p>
                </table:table-cell>
              </table:table-row>
              <table:table-row>
                <table:table-cell table:style-name="Table9.A3" office:value-type="string">
                  <text:p text:style-name="P15"/>
                </table:table-cell>
                <table:table-cell table:style-name="Table9.A1" office:value-type="string">
                  <text:p text:style-name="P10"><text:span text:style-name="T4">C.</text:span> </text:p>
                  <text:p text:style-name="P12">Object</text:p>
                </table:table-cell>
              </table:table-row>
              <table:table-row>
                <table:table-cell table:style-name="Table9.A3" office:value-type="string">
                  <text:p text:style-name="P15"/>
                </table:table-cell>
                <table:table-cell table:style-name="Table9.A1" office:value-type="string">
                  <text:p text:style-name="P10"><text:span text:style-name="T4">D.</text:span> </text:p>
                  <text:p text:style-name="P12">Frame</text:p>
                </table:table-cell>
              </table:table-row>
            </table:table>
            <text:p text:style-name="Table_20_Contents"/>
          </table:table-cell>
          <table:table-cell table:style-name="Table8.C2" office:value-type="string">
            <text:p text:style-name="P4"/>
          </table:table-cell>
        </table:table-row>
        <table:table-row>
          <table:covered-table-cell/>
          <table:table-cell table:style-name="Table8.B3" office:value-type="string">
            <text:p text:style-name="P4"/>
          </table:table-cell>
          <table:table-cell table:style-name="Table8.C3" office:value-type="string">
            <text:p text:style-name="P4"/>
          </table:table-cell>
        </table:table-row>
      </table:table>
      <text:section text:style-name="Sect1" text:name="_34169541_1">
        <text:list xml:id="list92312645494020" text:continue-numbering="true" text:style-name="L1">
          <text:list-item>
            <text:list>
              <text:list-item>
                <text:list>
                  <text:list-item>
                    <text:h text:style-name="P16" text:outline-level="3"><text:bookmark text:name="anonymous_element_14"/>Question 5</text:h>
                  </text:list-item>
                </text:list>
              </text:list-item>
            </text:list>
          </text:list-item>
        </text:list>
      </text:section>
      <text:list xml:id="list92312465798731" text:continue-numbering="true" text:style-name="L1">
        <text:list-item>
          <text:p text:style-name="P1">10 out of 10 points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5"/>
          </table:table-cell>
          <table:table-cell table:style-name="Table10.A1" table:number-columns-spanned="2" office:value-type="string">
            <text:p text:style-name="P15"/>
          </table:table-cell>
          <table:covered-table-cell/>
        </table:table-row>
        <table:table-row>
          <table:table-cell table:style-name="Table10.A2" table:number-rows-spanned="2" office:value-type="string">
            <text:p text:style-name="P8"><draw:frame draw:style-name="fr1" draw:name="Image15" text:anchor-type="as-char" svg:width="0.3543in" svg:height="0.3543in" draw:z-index="14"><draw:image xlink:href="Pictures/100002000000002200000022C7262C24D5110E7E.gif" xlink:type="simple" xlink:show="embed" xlink:actuate="onLoad" loext:mime-type="image/gif"/><svg:title>Correct</svg:title></draw:frame><text:bookmark text:name="gs_q5"/></text:p>
          </table:table-cell>
          <table:table-cell table:style-name="Table10.B2" office:value-type="string">
            <text:p text:style-name="P12">When do we say that model m is a model of a sentence alpha</text:p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7">Selected Answer:</text:p>
                </table:table-cell>
                <table:table-cell table:style-name="Table11.A1" office:value-type="string">
                  <text:p text:style-name="P9"><text:span text:style-name="T5"><draw:frame draw:style-name="fr1" draw:name="Image16" text:anchor-type="as-char" svg:width="0.1457in" svg:height="0.1457in" draw:z-index="15"><draw:image xlink:href="Pictures/100002000000000E0000000E8872E9AF3F336541.gif" xlink:type="simple" xlink:show="embed" xlink:actuate="onLoad" loext:mime-type="image/gif"/><svg:title>Correct</svg:title></draw:frame></text:span><text:span text:style-name="T3">B.</text:span><text:span text:style-name="T6"> </text:span></text:p>
                  <text:p text:style-name="P12">When alpha is true in m</text:p>
                </table:table-cell>
              </table:table-row>
              <table:table-row>
                <table:table-cell table:style-name="Table11.A1" office:value-type="string">
                  <text:p text:style-name="P7">Answers:</text:p>
                </table:table-cell>
                <table:table-cell table:style-name="Table11.A1" office:value-type="string">
                  <text:p text:style-name="P10"><text:span text:style-name="T4">A.</text:span> </text:p>
                  <text:p text:style-name="P12">When m contains alpha</text:p>
                </table:table-cell>
              </table:table-row>
              <table:table-row>
                <table:table-cell table:style-name="Table11.A3" office:value-type="string">
                  <text:p text:style-name="P15"/>
                </table:table-cell>
                <table:table-cell table:style-name="Table11.A1" office:value-type="string">
                  <text:p text:style-name="P9"><text:span text:style-name="T5"><draw:frame draw:style-name="fr1" draw:name="Image17" text:anchor-type="as-char" svg:width="0.1457in" svg:height="0.1457in" draw:z-index="16"><draw:image xlink:href="Pictures/100002000000000E0000000E8872E9AF3F336541.gif" xlink:type="simple" xlink:show="embed" xlink:actuate="onLoad" loext:mime-type="image/gif"/><svg:title>Correct</svg:title></draw:frame></text:span><text:span text:style-name="T3">B.</text:span><text:span text:style-name="T6"> </text:span></text:p>
                  <text:p text:style-name="P12"><text:soft-page-break/>When alpha is true in m</text:p>
                </table:table-cell>
              </table:table-row>
              <table:table-row>
                <table:table-cell table:style-name="Table11.A3" office:value-type="string">
                  <text:p text:style-name="P15"/>
                </table:table-cell>
                <table:table-cell table:style-name="Table11.A1" office:value-type="string">
                  <text:p text:style-name="P10"><text:span text:style-name="T4">C.</text:span> </text:p>
                  <text:p text:style-name="P12">When alpha contains m</text:p>
                </table:table-cell>
              </table:table-row>
              <table:table-row>
                <table:table-cell table:style-name="Table11.A3" office:value-type="string">
                  <text:p text:style-name="P15"/>
                </table:table-cell>
                <table:table-cell table:style-name="Table11.A1" office:value-type="string">
                  <text:p text:style-name="P10"><text:span text:style-name="T4">D.</text:span> </text:p>
                  <text:p text:style-name="P12">When m defines alpha</text:p>
                </table:table-cell>
              </table:table-row>
            </table:table>
            <text:p text:style-name="Table_20_Contents"/>
          </table:table-cell>
          <table:table-cell table:style-name="Table10.C2" office:value-type="string">
            <text:p text:style-name="P4"/>
          </table:table-cell>
        </table:table-row>
        <table:table-row>
          <table:covered-table-cell/>
          <table:table-cell table:style-name="Table10.B3" office:value-type="string">
            <text:p text:style-name="P4"/>
          </table:table-cell>
          <table:table-cell table:style-name="Table10.C3" office:value-type="string">
            <text:p text:style-name="P4"/>
          </table:table-cell>
        </table:table-row>
      </table:table>
      <text:section text:style-name="Sect1" text:name="_34169542_1">
        <text:list xml:id="list92313006892667" text:continue-numbering="true" text:style-name="L1">
          <text:list-item>
            <text:list>
              <text:list-item>
                <text:list>
                  <text:list-item>
                    <text:h text:style-name="P16" text:outline-level="3"><text:bookmark text:name="anonymous_element_15"/>Question 6</text:h>
                  </text:list-item>
                </text:list>
              </text:list-item>
            </text:list>
          </text:list-item>
        </text:list>
      </text:section>
      <text:list xml:id="list92312913013348" text:continue-numbering="true" text:style-name="L1">
        <text:list-item>
          <text:p text:style-name="P1">10 out of 10 points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5"/>
          </table:table-cell>
          <table:table-cell table:style-name="Table12.A1" table:number-columns-spanned="2" office:value-type="string">
            <text:p text:style-name="P15"/>
          </table:table-cell>
          <table:covered-table-cell/>
        </table:table-row>
        <table:table-row>
          <table:table-cell table:style-name="Table12.A2" table:number-rows-spanned="2" office:value-type="string">
            <text:p text:style-name="P8"><draw:frame draw:style-name="fr1" draw:name="Image18" text:anchor-type="as-char" svg:width="0.3543in" svg:height="0.3543in" draw:z-index="17"><draw:image xlink:href="Pictures/100002000000002200000022C7262C24D5110E7E.gif" xlink:type="simple" xlink:show="embed" xlink:actuate="onLoad" loext:mime-type="image/gif"/><svg:title>Correct</svg:title></draw:frame><text:bookmark text:name="gs_q6"/></text:p>
          </table:table-cell>
          <table:table-cell table:style-name="Table12.B2" office:value-type="string">
            <text:p text:style-name="P12">What does knowledge base entails some sentence mean</text:p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7">Selected Answer:</text:p>
                </table:table-cell>
                <table:table-cell table:style-name="Table13.A1" office:value-type="string">
                  <text:p text:style-name="P9"><text:span text:style-name="T5"><draw:frame draw:style-name="fr1" draw:name="Image19" text:anchor-type="as-char" svg:width="0.1457in" svg:height="0.1457in" draw:z-index="18"><draw:image xlink:href="Pictures/100002000000000E0000000E8872E9AF3F336541.gif" xlink:type="simple" xlink:show="embed" xlink:actuate="onLoad" loext:mime-type="image/gif"/><svg:title>Correct</svg:title></draw:frame></text:span><text:span text:style-name="T3">D.</text:span><text:span text:style-name="T6"> </text:span></text:p>
                  <text:p text:style-name="P12">It means that some sentence follows from the knowledge base</text:p>
                </table:table-cell>
              </table:table-row>
              <table:table-row>
                <table:table-cell table:style-name="Table13.A1" office:value-type="string">
                  <text:p text:style-name="P7">Answers:</text:p>
                </table:table-cell>
                <table:table-cell table:style-name="Table13.A1" office:value-type="string">
                  <text:p text:style-name="P10"><text:span text:style-name="T4">A.</text:span> </text:p>
                  <text:p text:style-name="P12">It means that knowledge base can not create that sentence</text:p>
                </table:table-cell>
              </table:table-row>
              <table:table-row>
                <table:table-cell table:style-name="Table13.A3" office:value-type="string">
                  <text:p text:style-name="P15"/>
                </table:table-cell>
                <table:table-cell table:style-name="Table13.A1" office:value-type="string">
                  <text:p text:style-name="P10"><text:span text:style-name="T4">B.</text:span> </text:p>
                  <text:p text:style-name="P12">It means that knowledge base can not define that sentence</text:p>
                </table:table-cell>
              </table:table-row>
              <table:table-row>
                <table:table-cell table:style-name="Table13.A3" office:value-type="string">
                  <text:p text:style-name="P15"/>
                </table:table-cell>
                <table:table-cell table:style-name="Table13.A1" office:value-type="string">
                  <text:p text:style-name="P10"><text:span text:style-name="T4">C.</text:span> </text:p>
                  <text:p text:style-name="P12">It means that knowledge base creates that sentence</text:p>
                </table:table-cell>
              </table:table-row>
              <table:table-row>
                <table:table-cell table:style-name="Table13.A3" office:value-type="string">
                  <text:p text:style-name="P15"/>
                </table:table-cell>
                <table:table-cell table:style-name="Table13.A1" office:value-type="string">
                  <text:p text:style-name="P9"><text:span text:style-name="T5"><draw:frame draw:style-name="fr1" draw:name="Image20" text:anchor-type="as-char" svg:width="0.1457in" svg:height="0.1457in" draw:z-index="19"><draw:image xlink:href="Pictures/100002000000000E0000000E8872E9AF3F336541.gif" xlink:type="simple" xlink:show="embed" xlink:actuate="onLoad" loext:mime-type="image/gif"/><svg:title>Correct</svg:title></draw:frame></text:span><text:span text:style-name="T3">D.</text:span><text:span text:style-name="T6"> </text:span></text:p>
                  <text:p text:style-name="P12">It means that some sentence follows from the knowledge base</text:p>
                </table:table-cell>
              </table:table-row>
            </table:table>
            <text:p text:style-name="Table_20_Contents"/>
          </table:table-cell>
          <table:table-cell table:style-name="Table12.C2" office:value-type="string">
            <text:p text:style-name="P4"/>
          </table:table-cell>
        </table:table-row>
        <table:table-row>
          <table:covered-table-cell/>
          <table:table-cell table:style-name="Table12.B3" office:value-type="string">
            <text:p text:style-name="P4"/>
          </table:table-cell>
          <table:table-cell table:style-name="Table12.C3" office:value-type="string">
            <text:p text:style-name="P4"/>
          </table:table-cell>
        </table:table-row>
      </table:table>
      <text:section text:style-name="Sect1" text:name="_34169543_1">
        <text:list xml:id="list92312472638335" text:continue-numbering="true" text:style-name="L1">
          <text:list-item>
            <text:list>
              <text:list-item>
                <text:list>
                  <text:list-item>
                    <text:h text:style-name="P16" text:outline-level="3"><text:bookmark text:name="anonymous_element_16"/>Question 7</text:h>
                  </text:list-item>
                </text:list>
              </text:list-item>
            </text:list>
          </text:list-item>
        </text:list>
      </text:section>
      <text:list xml:id="list92312681056816" text:continue-numbering="true" text:style-name="L1">
        <text:list-item>
          <text:p text:style-name="P1">10 out of 10 points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5"/>
          </table:table-cell>
          <table:table-cell table:style-name="Table14.A1" table:number-columns-spanned="2" office:value-type="string">
            <text:p text:style-name="P15"/>
          </table:table-cell>
          <table:covered-table-cell/>
        </table:table-row>
        <table:table-row>
          <table:table-cell table:style-name="Table14.A2" table:number-rows-spanned="2" office:value-type="string">
            <text:p text:style-name="P8"><draw:frame draw:style-name="fr1" draw:name="Image21" text:anchor-type="as-char" svg:width="0.3543in" svg:height="0.3543in" draw:z-index="20"><draw:image xlink:href="Pictures/100002000000002200000022C7262C24D5110E7E.gif" xlink:type="simple" xlink:show="embed" xlink:actuate="onLoad" loext:mime-type="image/gif"/><svg:title>Correct</svg:title></draw:frame><text:bookmark text:name="gs_q7"/></text:p>
          </table:table-cell>
          <table:table-cell table:style-name="Table14.B2" office:value-type="string">
            <text:p text:style-name="P12">What is ***not*** a type of knowledge</text:p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7">Selected Answer:</text:p>
                </table:table-cell>
                <table:table-cell table:style-name="Table15.A1" office:value-type="string">
                  <text:p text:style-name="P9"><text:span text:style-name="T5"><draw:frame draw:style-name="fr1" draw:name="Image22" text:anchor-type="as-char" svg:width="0.1457in" svg:height="0.1457in" draw:z-index="21"><draw:image xlink:href="Pictures/100002000000000E0000000E8872E9AF3F336541.gif" xlink:type="simple" xlink:show="embed" xlink:actuate="onLoad" loext:mime-type="image/gif"/><svg:title>Correct</svg:title></draw:frame></text:span><text:span text:style-name="T3">C.</text:span><text:span text:style-name="T6"> </text:span></text:p>
                  <text:p text:style-name="P12">machine learning</text:p>
                </table:table-cell>
              </table:table-row>
              <table:table-row>
                <table:table-cell table:style-name="Table15.A1" office:value-type="string">
                  <text:p text:style-name="P7">Answers:</text:p>
                </table:table-cell>
                <table:table-cell table:style-name="Table15.A1" office:value-type="string">
                  <text:p text:style-name="P10"><text:span text:style-name="T4">A.</text:span> </text:p>
                  <text:p text:style-name="P12">objects</text:p>
                </table:table-cell>
              </table:table-row>
              <table:table-row>
                <table:table-cell table:style-name="Table15.A3" office:value-type="string">
                  <text:p text:style-name="P15"/>
                </table:table-cell>
                <table:table-cell table:style-name="Table15.A1" office:value-type="string">
                  <text:p text:style-name="P10"><text:span text:style-name="T4">B.</text:span> </text:p>
                  <text:p text:style-name="P12">events</text:p>
                </table:table-cell>
              </table:table-row>
              <table:table-row>
                <table:table-cell table:style-name="Table15.A3" office:value-type="string">
                  <text:p text:style-name="P15"/>
                </table:table-cell>
                <table:table-cell table:style-name="Table15.A1" office:value-type="string">
                  <text:p text:style-name="P9"><text:span text:style-name="T5"><draw:frame draw:style-name="fr1" draw:name="Image23" text:anchor-type="as-char" svg:width="0.1457in" svg:height="0.1457in" draw:z-index="22"><draw:image xlink:href="Pictures/100002000000000E0000000E8872E9AF3F336541.gif" xlink:type="simple" xlink:show="embed" xlink:actuate="onLoad" loext:mime-type="image/gif"/><svg:title>Correct</svg:title></draw:frame></text:span><text:span text:style-name="T3">C.</text:span><text:span text:style-name="T6"> </text:span></text:p>
                  <text:p text:style-name="P12">machine learning</text:p>
                </table:table-cell>
              </table:table-row>
              <table:table-row>
                <table:table-cell table:style-name="Table15.A3" office:value-type="string">
                  <text:p text:style-name="P15"/>
                </table:table-cell>
                <table:table-cell table:style-name="Table15.A1" office:value-type="string">
                  <text:p text:style-name="P10"><text:span text:style-name="T4">D.</text:span> </text:p>
                  <text:p text:style-name="P12">meta knowledge</text:p>
                </table:table-cell>
              </table:table-row>
            </table:table>
            <text:p text:style-name="Table_20_Contents"/>
          </table:table-cell>
          <table:table-cell table:style-name="Table14.C2" office:value-type="string">
            <text:p text:style-name="P4"/>
          </table:table-cell>
        </table:table-row>
        <table:table-row>
          <table:covered-table-cell/>
          <table:table-cell table:style-name="Table14.B3" office:value-type="string">
            <text:p text:style-name="P4"/>
          </table:table-cell>
          <table:table-cell table:style-name="Table14.C3" office:value-type="string">
            <text:p text:style-name="P4"/>
          </table:table-cell>
        </table:table-row>
      </table:table>
      <text:section text:style-name="Sect1" text:name="_34169544_1">
        <text:list xml:id="list92313837987475" text:continue-numbering="true" text:style-name="L1">
          <text:list-item>
            <text:list>
              <text:list-item>
                <text:list>
                  <text:list-item>
                    <text:h text:style-name="P16" text:outline-level="3"><text:bookmark text:name="anonymous_element_17"/>Question 8</text:h>
                  </text:list-item>
                </text:list>
              </text:list-item>
            </text:list>
          </text:list-item>
        </text:list>
      </text:section>
      <text:list xml:id="list92312467103956" text:continue-numbering="true" text:style-name="L1">
        <text:list-item>
          <text:p text:style-name="P1">0 out of 10 points</text:p>
        </text:list-item>
      </text:list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5"/>
          </table:table-cell>
          <table:table-cell table:style-name="Table16.A1" table:number-columns-spanned="2" office:value-type="string">
            <text:p text:style-name="P15"/>
          </table:table-cell>
          <table:covered-table-cell/>
        </table:table-row>
        <table:table-row>
          <table:table-cell table:style-name="Table16.A2" table:number-rows-spanned="2" office:value-type="string">
            <text:p text:style-name="P8"><draw:frame draw:style-name="fr1" draw:name="Image24" text:anchor-type="as-char" svg:width="0.3543in" svg:height="0.3543in" draw:z-index="23"><draw:image xlink:href="Pictures/100002000000002200000022BA1AB7A30B951B2C.gif" xlink:type="simple" xlink:show="embed" xlink:actuate="onLoad" loext:mime-type="image/gif"/><svg:title>Incorrect</svg:title></draw:frame><text:bookmark text:name="gs_q8"/></text:p>
          </table:table-cell>
          <table:table-cell table:style-name="Table16.B2" office:value-type="string">
            <text:p text:style-name="P12">In the representation system what is a collection of attributes or slots and associated values that describe some real world entity</text:p>
            <table:table table:name="Table17" table:style-name="Table17">
              <table:table-column table:style-name="Table17.A"/>
              <table:table-column table:style-name="Table17.B"/>
              <table:table-row>
                <table:table-cell table:style-name="Table17.A1" office:value-type="string">
                  <text:p text:style-name="P7">Selected Answer:</text:p>
                </table:table-cell>
                <table:table-cell table:style-name="Table17.A1" office:value-type="string">
                  <text:p text:style-name="P9"><text:span text:style-name="T5"><draw:frame draw:style-name="fr1" draw:name="Image25" text:anchor-type="as-char" svg:width="0.1457in" svg:height="0.1457in" draw:z-index="24"><draw:image xlink:href="Pictures/100002000000000E0000000E2B119112E1FFF186.gif" xlink:type="simple" xlink:show="embed" xlink:actuate="onLoad" loext:mime-type="image/gif"/><svg:title>Incorrect</svg:title></draw:frame></text:span><text:span text:style-name="T3">A.</text:span><text:span text:style-name="T6"> </text:span></text:p>
                  <text:p text:style-name="P12">Object</text:p>
                </table:table-cell>
              </table:table-row>
              <table:table-row>
                <table:table-cell table:style-name="Table17.A1" office:value-type="string">
                  <text:p text:style-name="P7">Answers:</text:p>
                </table:table-cell>
                <table:table-cell table:style-name="Table17.A1" office:value-type="string">
                  <text:p text:style-name="P10"><text:span text:style-name="T4">A.</text:span> </text:p>
                  <text:p text:style-name="P12">Object</text:p>
                </table:table-cell>
              </table:table-row>
              <table:table-row>
                <table:table-cell table:style-name="Table17.A3" office:value-type="string">
                  <text:p text:style-name="P15"/>
                </table:table-cell>
                <table:table-cell table:style-name="Table17.A1" office:value-type="string">
                  <text:p text:style-name="P10"><text:span text:style-name="T4">B.</text:span> </text:p>
                  <text:p text:style-name="P12">Event</text:p>
                </table:table-cell>
              </table:table-row>
              <table:table-row>
                <table:table-cell table:style-name="Table17.A3" office:value-type="string">
                  <text:p text:style-name="P15"/>
                </table:table-cell>
                <table:table-cell table:style-name="Table17.A1" office:value-type="string">
                  <text:p text:style-name="P9"><text:span text:style-name="T5"><draw:frame draw:style-name="fr1" draw:name="Image26" text:anchor-type="as-char" svg:width="0.1457in" svg:height="0.1457in" draw:z-index="25"><draw:image xlink:href="Pictures/100002000000000E0000000E8872E9AF3F336541.gif" xlink:type="simple" xlink:show="embed" xlink:actuate="onLoad" loext:mime-type="image/gif"/><svg:title>Correct</svg:title></draw:frame></text:span><text:span text:style-name="T3">C.</text:span><text:span text:style-name="T6"> </text:span></text:p>
                  <text:p text:style-name="P12">Frame</text:p>
                </table:table-cell>
              </table:table-row>
              <table:table-row>
                <table:table-cell table:style-name="Table17.A3" office:value-type="string">
                  <text:p text:style-name="P15"/>
                </table:table-cell>
                <table:table-cell table:style-name="Table17.A1" office:value-type="string">
                  <text:p text:style-name="P10"><text:span text:style-name="T4">D.</text:span> </text:p>
                  <text:p text:style-name="P12">Script</text:p>
                </table:table-cell>
              </table:table-row>
            </table:table>
            <text:p text:style-name="Table_20_Contents"/>
          </table:table-cell>
          <table:table-cell table:style-name="Table16.C2" office:value-type="string">
            <text:p text:style-name="P4"/>
          </table:table-cell>
        </table:table-row>
        <table:table-row>
          <table:covered-table-cell/>
          <table:table-cell table:style-name="Table16.B3" office:value-type="string">
            <text:p text:style-name="P4"/>
          </table:table-cell>
          <table:table-cell table:style-name="Table16.C3" office:value-type="string">
            <text:p text:style-name="P4"/>
          </table:table-cell>
        </table:table-row>
      </table:table>
      <text:section text:style-name="Sect1" text:name="_34169545_1">
        <text:list xml:id="list92313362308328" text:continue-numbering="true" text:style-name="L1">
          <text:list-item>
            <text:list>
              <text:list-item>
                <text:list>
                  <text:list-item>
                    <text:h text:style-name="P16" text:outline-level="3"><text:bookmark text:name="anonymous_element_18"/>Question 9</text:h>
                  </text:list-item>
                </text:list>
              </text:list-item>
            </text:list>
          </text:list-item>
        </text:list>
      </text:section>
      <text:list xml:id="list92312194012506" text:continue-numbering="true" text:style-name="L1">
        <text:list-item>
          <text:p text:style-name="P1">10 out of 10 points</text:p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5"/>
          </table:table-cell>
          <table:table-cell table:style-name="Table18.A1" table:number-columns-spanned="2" office:value-type="string">
            <text:p text:style-name="P15"/>
          </table:table-cell>
          <table:covered-table-cell/>
        </table:table-row>
        <table:table-row>
          <table:table-cell table:style-name="Table18.A2" table:number-rows-spanned="2" office:value-type="string">
            <text:p text:style-name="P8"><draw:frame draw:style-name="fr1" draw:name="Image27" text:anchor-type="as-char" svg:width="0.3543in" svg:height="0.3543in" draw:z-index="26"><draw:image xlink:href="Pictures/100002000000002200000022C7262C24D5110E7E.gif" xlink:type="simple" xlink:show="embed" xlink:actuate="onLoad" loext:mime-type="image/gif"/><svg:title>Correct</svg:title></draw:frame><text:bookmark text:name="gs_q9"/></text:p>
          </table:table-cell>
          <table:table-cell table:style-name="Table18.B2" office:value-type="string">
            <text:p text:style-name="P12">What is ***not*** the property of representation system</text:p>
            <table:table table:name="Table19" table:style-name="Table19">
              <table:table-column table:style-name="Table19.A"/>
              <table:table-column table:style-name="Table19.B"/>
              <table:table-row>
                <table:table-cell table:style-name="Table19.A1" office:value-type="string">
                  <text:p text:style-name="P7">Selected Answer:</text:p>
                </table:table-cell>
                <table:table-cell table:style-name="Table19.A1" office:value-type="string">
                  <text:p text:style-name="P9"><text:span text:style-name="T5"><draw:frame draw:style-name="fr1" draw:name="Image28" text:anchor-type="as-char" svg:width="0.1457in" svg:height="0.1457in" draw:z-index="27"><draw:image xlink:href="Pictures/100002000000000E0000000E8872E9AF3F336541.gif" xlink:type="simple" xlink:show="embed" xlink:actuate="onLoad" loext:mime-type="image/gif"/><svg:title>Correct</svg:title></draw:frame></text:span><text:span text:style-name="T3">D.</text:span><text:span text:style-name="T6"> </text:span></text:p>
                  <text:p text:style-name="P12">Ability to create knowledge</text:p>
                </table:table-cell>
              </table:table-row>
              <table:table-row>
                <table:table-cell table:style-name="Table19.A1" office:value-type="string">
                  <text:p text:style-name="P7">Answers:</text:p>
                </table:table-cell>
                <table:table-cell table:style-name="Table19.A1" office:value-type="string">
                  <text:p text:style-name="P10"><text:span text:style-name="T4">A.</text:span> </text:p>
                  <text:p text:style-name="P12">Ability to represent the required knowledge</text:p>
                </table:table-cell>
              </table:table-row>
              <table:table-row>
                <table:table-cell table:style-name="Table19.A3" office:value-type="string">
                  <text:p text:style-name="P15"/>
                </table:table-cell>
                <table:table-cell table:style-name="Table19.A1" office:value-type="string">
                  <text:p text:style-name="P10"><text:span text:style-name="T4">B.</text:span> </text:p>
                  <text:p text:style-name="P12">Ability to manipulate knowledge</text:p>
                </table:table-cell>
              </table:table-row>
              <table:table-row>
                <table:table-cell table:style-name="Table19.A3" office:value-type="string">
                  <text:p text:style-name="P15"/>
                </table:table-cell>
                <table:table-cell table:style-name="Table19.A1" office:value-type="string">
                  <text:p text:style-name="P10"><text:span text:style-name="T4">C.</text:span> </text:p>
                  <text:p text:style-name="P12"><text:soft-page-break/>Ability to acquire new knowledge</text:p>
                </table:table-cell>
              </table:table-row>
              <table:table-row>
                <table:table-cell table:style-name="Table19.A3" office:value-type="string">
                  <text:p text:style-name="P15"/>
                </table:table-cell>
                <table:table-cell table:style-name="Table19.A1" office:value-type="string">
                  <text:p text:style-name="P9"><text:span text:style-name="T5"><draw:frame draw:style-name="fr1" draw:name="Image29" text:anchor-type="as-char" svg:width="0.1457in" svg:height="0.1457in" draw:z-index="28"><draw:image xlink:href="Pictures/100002000000000E0000000E8872E9AF3F336541.gif" xlink:type="simple" xlink:show="embed" xlink:actuate="onLoad" loext:mime-type="image/gif"/><svg:title>Correct</svg:title></draw:frame></text:span><text:span text:style-name="T3">D.</text:span><text:span text:style-name="T6"> </text:span></text:p>
                  <text:p text:style-name="P12">Ability to create knowledge</text:p>
                </table:table-cell>
              </table:table-row>
            </table:table>
            <text:p text:style-name="Table_20_Contents"/>
          </table:table-cell>
          <table:table-cell table:style-name="Table18.C2" office:value-type="string">
            <text:p text:style-name="P4"/>
          </table:table-cell>
        </table:table-row>
        <table:table-row>
          <table:covered-table-cell/>
          <table:table-cell table:style-name="Table18.B3" office:value-type="string">
            <text:p text:style-name="P4"/>
          </table:table-cell>
          <table:table-cell table:style-name="Table18.C3" office:value-type="string">
            <text:p text:style-name="P4"/>
          </table:table-cell>
        </table:table-row>
      </table:table>
      <text:section text:style-name="Sect1" text:name="_34169546_1">
        <text:list xml:id="list92312078002354" text:continue-numbering="true" text:style-name="L1">
          <text:list-item>
            <text:list>
              <text:list-item>
                <text:list>
                  <text:list-item>
                    <text:h text:style-name="P16" text:outline-level="3"><text:bookmark text:name="anonymous_element_19"/>Question 10</text:h>
                  </text:list-item>
                </text:list>
              </text:list-item>
            </text:list>
          </text:list-item>
        </text:list>
      </text:section>
      <text:list xml:id="list92312056693447" text:continue-numbering="true" text:style-name="L1">
        <text:list-item>
          <text:p text:style-name="P2">10 out of 10 points</text:p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5"/>
          </table:table-cell>
          <table:table-cell table:style-name="Table20.A1" table:number-columns-spanned="2" office:value-type="string">
            <text:p text:style-name="P15"/>
          </table:table-cell>
          <table:covered-table-cell/>
        </table:table-row>
        <table:table-row>
          <table:table-cell table:style-name="Table20.A2" table:number-rows-spanned="2" office:value-type="string">
            <text:p text:style-name="P8"><draw:frame draw:style-name="fr1" draw:name="Image30" text:anchor-type="as-char" svg:width="0.3543in" svg:height="0.3543in" draw:z-index="29"><draw:image xlink:href="Pictures/100002000000002200000022C7262C24D5110E7E.gif" xlink:type="simple" xlink:show="embed" xlink:actuate="onLoad" loext:mime-type="image/gif"/><svg:title>Correct</svg:title></draw:frame><text:bookmark text:name="gs_q10"/></text:p>
          </table:table-cell>
          <table:table-cell table:style-name="Table20.B2" office:value-type="string">
            <text:p text:style-name="P12">What simple agent does not have to do</text:p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P7">Selected Answer:</text:p>
                </table:table-cell>
                <table:table-cell table:style-name="Table21.A1" office:value-type="string">
                  <text:p text:style-name="P9"><text:span text:style-name="T5"><draw:frame draw:style-name="fr1" draw:name="Image31" text:anchor-type="as-char" svg:width="0.1457in" svg:height="0.1457in" draw:z-index="30"><draw:image xlink:href="Pictures/100002000000000E0000000E8872E9AF3F336541.gif" xlink:type="simple" xlink:show="embed" xlink:actuate="onLoad" loext:mime-type="image/gif"/><svg:title>Correct</svg:title></draw:frame></text:span><text:span text:style-name="T3">A.</text:span><text:span text:style-name="T6"> </text:span></text:p>
                  <text:p text:style-name="P12">Define new properties of the world</text:p>
                </table:table-cell>
              </table:table-row>
              <table:table-row>
                <table:table-cell table:style-name="Table21.A1" office:value-type="string">
                  <text:p text:style-name="P7">Answers:</text:p>
                </table:table-cell>
                <table:table-cell table:style-name="Table21.A1" office:value-type="string">
                  <text:p text:style-name="P9"><text:span text:style-name="T5"><draw:frame draw:style-name="fr1" draw:name="Image32" text:anchor-type="as-char" svg:width="0.1457in" svg:height="0.1457in" draw:z-index="31"><draw:image xlink:href="Pictures/100002000000000E0000000E8872E9AF3F336541.gif" xlink:type="simple" xlink:show="embed" xlink:actuate="onLoad" loext:mime-type="image/gif"/><svg:title>Correct</svg:title></draw:frame></text:span><text:span text:style-name="T3">A.</text:span><text:span text:style-name="T6"> </text:span></text:p>
                  <text:p text:style-name="P12">Define new properties of the world</text:p>
                </table:table-cell>
              </table:table-row>
              <table:table-row>
                <table:table-cell table:style-name="Table21.A3" office:value-type="string">
                  <text:p text:style-name="P15"/>
                </table:table-cell>
                <table:table-cell table:style-name="Table21.A1" office:value-type="string">
                  <text:p text:style-name="P10"><text:span text:style-name="T4">B.</text:span> </text:p>
                  <text:p text:style-name="P12">Represent states, actions...</text:p>
                </table:table-cell>
              </table:table-row>
              <table:table-row>
                <table:table-cell table:style-name="Table21.A3" office:value-type="string">
                  <text:p text:style-name="P15"/>
                </table:table-cell>
                <table:table-cell table:style-name="Table21.A1" office:value-type="string">
                  <text:p text:style-name="P10"><text:span text:style-name="T4">C.</text:span> </text:p>
                  <text:p text:style-name="P12">Incorporate new percepts</text:p>
                </table:table-cell>
              </table:table-row>
              <table:table-row>
                <table:table-cell table:style-name="Table21.A3" office:value-type="string">
                  <text:p text:style-name="P15"/>
                </table:table-cell>
                <table:table-cell table:style-name="Table21.A1" office:value-type="string">
                  <text:p text:style-name="P10"><text:span text:style-name="T4">D.</text:span> </text:p>
                  <text:p text:style-name="P12">Deduce hidden properties of the world</text:p>
                </table:table-cell>
              </table:table-row>
            </table:table>
            <text:p text:style-name="Table_20_Contents"/>
          </table:table-cell>
          <table:table-cell table:style-name="Table20.C2" office:value-type="string">
            <text:p text:style-name="P4"/>
          </table:table-cell>
        </table:table-row>
        <table:table-row>
          <table:covered-table-cell/>
          <table:table-cell table:style-name="Table20.B3" office:value-type="string">
            <text:p text:style-name="P4"/>
          </table:table-cell>
          <table:table-cell table:style-name="Table20.C3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09:22:04.909042098</meta:creation-date>
    <dc:date>2019-10-04T09:23:08.421087882</dc:date>
    <meta:editing-duration>PT1M5S</meta:editing-duration>
    <meta:editing-cycles>1</meta:editing-cycles>
    <meta:document-statistic meta:table-count="21" meta:image-count="32" meta:object-count="0" meta:page-count="4" meta:paragraph-count="181" meta:word-count="643" meta:character-count="3485" meta:non-whitespace-character-count="2977"/>
    <meta:generator>LibreOffice/6.2.6.2$Linux_X86_64 LibreOffice_project/20$Build-2</meta:generator>
  </office:meta>
</office:document-meta>
</file>